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2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9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1.19pt solid #000000" fo:border-left="0.74pt solid #000000" fo:border-right="0.74pt solid #000000" fo:border-top="0.06pt solid #000000"/>
    </style:style>
    <style:style style:name="ce5" style:family="table-cell" style:parent-style-name="Default">
      <style:table-cell-properties fo:border-bottom="1.1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1.1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order-left="0.74pt solid #000000" fo:border-right="0.74pt solid #000000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</style:style>
    <style:style style:name="ce13" style:family="table-cell" style:parent-style-name="Default">
      <style:table-cell-properties fo:border-bottom="1.19pt solid #000000" fo:background-color="#00cc00" fo:border-left="0.74pt solid #000000" fo:border-right="0.74pt solid #000000" fo:border-top="0.06pt solid #000000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fo:border-bottom="1.19pt solid #000000" fo:background-color="#00cc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0.74pt solid #000000" fo:border-right="0.74pt solid #000000" fo:border-top="0.06pt solid #000000"/>
    </style:style>
    <style:style style:name="ce17" style:family="table-cell" style:parent-style-name="Default">
      <style:table-cell-properties fo:border-bottom="1.19pt solid #000000" fo:background-color="#ffffff" fo:border-left="0.74pt solid #000000" fo:border-right="0.74pt solid #000000" fo:border-top="0.06pt solid #000000"/>
    </style:style>
    <style:style style:name="ce18" style:family="table-cell" style:parent-style-name="Default">
      <style:table-cell-properties fo:background-color="#00cc00" fo:border="0.06pt solid #000000"/>
    </style:style>
    <style:style style:name="ce20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  <style:text-properties fo:color="#0000ff"/>
    </style:style>
    <style:style style:name="ce21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1.19pt solid #000000" fo:background-color="#ffffff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ff" fo:border-left="0.74pt solid #000000" fo:border-right="0.06pt solid #000000" fo:border-top="0.06pt solid #000000"/>
    </style:style>
    <style:style style:name="ce23" style:family="table-cell" style:parent-style-name="Default">
      <style:table-cell-properties fo:border-bottom="1.19pt solid #000000" fo:background-color="#ffffff" fo:border-left="0.74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ff" fo:border-left="0.74pt solid #000000" fo:border-right="0.06pt solid #000000" fo:border-top="0.06pt solid #000000"/>
    </style:style>
    <style:style style:name="gr1" style:family="graphic">
      <style:graphic-properties draw:fill-color="#000000" draw:textarea-horizontal-align="justify" draw:textarea-vertical-align="middle" draw:auto-grow-height="false" fo:min-height="3.51mm" fo:min-width="3.51m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-color="#000000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4.95mm" svg:height="4.95mm" svg:x="132.08mm" svg:y="1.93mm">
            <text:p text:style-name="P1"><text:span text:style-name="T1">M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2" svg:width="4.95mm" svg:height="4.95mm" svg:x="162.71mm" svg:y="2.17mm">
            <text:p text:style-name="P1"><text:span text:style-name="T1">M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2" svg:width="4.95mm" svg:height="4.95mm" svg:x="192.6mm" svg:y="2.17mm">
            <text:p text:style-name="P1"><text:span text:style-name="T1">M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2" svg:width="4.95mm" svg:height="4.95mm" svg:x="212.6mm" svg:y="2.16mm">
            <text:p text:style-name="P1"><text:span text:style-name="T1">M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2" svg:width="4.95mm" svg:height="4.95mm" svg:x="242.51mm" svg:y="2.16mm">
            <text:p text:style-name="P1"><text:span text:style-name="T1">M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2" svg:width="4.95mm" svg:height="4.95mm" svg:x="263.16mm" svg:y="2.6mm">
            <text:p text:style-name="P1"><text:span text:style-name="T1">M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Projekt Aufgaben</text:p>
          </table:table-cell>
          <table:table-cell table:style-name="ce29"/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Konzept und Plan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nforderungen und Meilensteine definier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16" table:number-columns-repeated="13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3"/>
          <table:table-cell table:style-name="ce17" table:number-columns-repeated="13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Architektur und Prototyp(Mockup)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4"/>
          <table:table-cell table:style-name="ce21" table:number-columns-repeated="13"/>
        </table:table-row>
        <table:table-row table:style-name="ro1">
          <table:covered-table-cell table:style-name="ce27"/>
          <table:table-cell table:style-name="ce27" office:value-type="string" calcext:value-type="string">
            <text:p>ist</text:p>
          </table:table-cell>
          <table:table-cell table:style-name="ce15" table:number-columns-repeated="4"/>
          <table:table-cell table:style-name="ce19"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1: Projekt Initialisiere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estehende Appliketion editieren könn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20"/>
          <table:table-cell table:style-name="ce16" table:number-columns-repeated="1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4"/>
          <table:table-cell table:style-name="ce17" table:number-columns-repeated="12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2: Implementation Python</text:p>
          </table:table-cell>
          <table:table-cell table:style-name="ce9" table:number-columns-repeated="18"/>
        </table:table-row>
        <table:table-row table:style-name="ro1">
          <table:table-cell table:style-name="ce7" office:value-type="string" calcext:value-type="string" table:number-columns-spanned="1" table:number-rows-spanned="2">
            <text:p>Von jeder Phase mindestens ein Test </text:p>
            <text:p>Implementieren</text:p>
          </table:table-cell>
          <table:table-cell table:style-name="ce29" office:value-type="string" calcext:value-type="string">
            <text:p>soll</text:p>
          </table:table-cell>
          <table:table-cell table:style-name="ce16" table:number-columns-repeated="4"/>
          <table:table-cell table:style-name="ce14" table:number-columns-repeated="2"/>
          <table:table-cell table:style-name="ce29" table:number-columns-repeated="11"/>
        </table:table-row>
        <table:table-row table:style-name="ro1">
          <table:covered-table-cell table:style-name="ce29"/>
          <table:table-cell table:style-name="ce29" office:value-type="string" calcext:value-type="string">
            <text:p>ist</text:p>
          </table:table-cell>
          <table:table-cell table:style-name="ce16" table:number-columns-repeated="4"/>
          <table:table-cell table:style-name="ce29" table:number-columns-repeated="13"/>
        </table:table-row>
        <table:table-row table:style-name="ro3">
          <table:table-cell table:number-columns-repeated="19"/>
        </table:table-row>
        <table:table-row table:style-name="ro1">
          <table:table-cell table:style-name="ce3" office:value-type="string" calcext:value-type="string" table:number-columns-spanned="1" table:number-rows-spanned="2">
            <text:p>Alle Test in Python implementier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4"/>
          <table:table-cell table:style-name="ce12" table:number-columns-repeated="3"/>
          <table:table-cell table:style-name="ce17" table:number-columns-repeated="8"/>
          <table:table-cell table:style-name="ce1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3: GUI-Programmier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GUI Programmierung nach Prototyp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7"/>
          <table:table-cell table:style-name="ce12" table:number-columns-repeated="3"/>
          <table:table-cell table:style-name="ce16" table:number-columns-repeated="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4: Verknüpfung Backend/Frontend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ackend und Frontend verknüpfen /</text:p>
            <text:p>Alle Muss-Kriterien erfü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0"/>
          <table:table-cell table:style-name="ce12" table:number-columns-repeated="2"/>
          <table:table-cell table:style-name="ce16" table:number-columns-repeated="4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Kann-Kriterien erfül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2"/>
          <table:table-cell table:style-name="ce12" table:number-columns-repeated="2"/>
          <table:table-cell table:style-name="ce16" table:number-columns-repeated="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6: Dokumentati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Poster, Finaltag, Präsentation,Film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4"/>
          <table:table-cell table:style-name="ce12" table:number-columns-repeated="2"/>
          <table:table-cell table:style-name="ce24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" table:number-rows-spanned="2">
            <text:p>Dokumentation ergänzen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17"/>
        </table:table-row>
        <table:table-row table:style-name="ro1">
          <table:covered-table-cell table:style-name="ce29"/>
          <table:table-cell table:style-name="ce29" office:value-type="string" calcext:value-type="string">
            <text:p>ist</text:p>
          </table:table-cell>
          <table:table-cell table:style-name="ce18" table:number-columns-repeated="4"/>
          <table:table-cell table:style-name="ce29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.00.0000</text:date>, <text:time style:data-style-name="N2" text:time-value="14:50:23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0-15T15:07:49.515000000</dc:date>
    <meta:editing-duration>PT4M52S</meta:editing-duration>
    <meta:editing-cycles>4</meta:editing-cycles>
    <meta:document-statistic meta:table-count="1" meta:cell-count="55" meta:object-count="6"/>
  </office:meta>
</office:document-meta>
</file>